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531cm"/>
    </style:style>
    <style:style style:name="gr5" style:family="graphic" style:parent-style-name="standard">
      <style:graphic-properties draw:stroke="none" draw:fill="none" fo:min-height="1.06cm"/>
    </style:style>
    <style:style style:name="gr6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fo:min-height="0.4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ave Defense 0" draw:style-name="dp1" draw:master-page-name="Default">
        <draw:g>
          <draw:custom-shape draw:style-name="gr1" draw:text-style-name="P1" xml:id="id2" draw:id="id2" draw:layer="layout" svg:width="2.54cm" svg:height="1.27cm" svg:x="11.525cm" svg:y="4.175cm">
            <text:p text:style-name="P1">Wave In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1" draw:id="id1" draw:layer="layout" svg:width="2.54cm" svg:height="1.27cm" svg:x="11.525cm" svg:y="7.35cm">
            <text:p text:style-name="P1">Phase 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" draw:id="id4" draw:layer="layout" svg:width="2.54cm" svg:height="1.27cm" svg:x="11.525cm" svg:y="10.525cm">
            <text:p text:style-name="P1">Phase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" draw:id="id5" draw:layer="layout" svg:width="2.54cm" svg:height="1.27cm" svg:x="11.525cm" svg:y="13.7cm">
            <text:p text:style-name="P1">Wave 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xml:id="id3" draw:id="id3" draw:layer="layout" draw:type="curve" svg:x1="12.795cm" svg:y1="8.62cm" svg:x2="12.795cm" svg:y2="8.62cm" draw:start-shape="id1" draw:start-glue-point="2" draw:end-shape="id1" draw:end-glue-point="2" svg:d="m12795 8620">
            <text:p/>
          </draw:connector>
          <draw:connector draw:style-name="gr3" draw:text-style-name="P1" draw:layer="layout" draw:type="curve" svg:x1="12.795cm" svg:y1="5.445cm" svg:x2="12.795cm" svg:y2="7.35cm" draw:start-shape="id2" draw:start-glue-point="2" draw:end-shape="id1" svg:d="m12795 5445v1905">
            <text:p/>
          </draw:connector>
          <draw:connector draw:style-name="gr3" draw:text-style-name="P1" draw:layer="layout" draw:type="curve" svg:x1="12.795cm" svg:y1="8.62cm" svg:x2="12.795cm" svg:y2="10.525cm" draw:start-shape="id3" draw:start-glue-point="0" draw:end-shape="id4" draw:end-glue-point="0" svg:d="m12795 8620v1905">
            <text:p/>
          </draw:connector>
          <draw:connector draw:style-name="gr3" draw:text-style-name="P1" draw:layer="layout" draw:type="curve" svg:x1="12.795cm" svg:y1="11.795cm" svg:x2="12.795cm" svg:y2="13.7cm" draw:start-shape="id4" draw:start-glue-point="2" draw:end-shape="id5" svg:d="m12795 11795v1905">
            <text:p/>
          </draw:connector>
          <draw:frame draw:style-name="gr4" draw:text-style-name="P2" draw:layer="layout" svg:width="2.631cm" svg:height="0.781cm" svg:x="10.799cm" svg:y="5.934cm">
            <draw:text-box>
              <text:p text:style-name="P2"><text:span text:style-name="T1">onStart()</text:span></text:p>
            </draw:text-box>
          </draw:frame>
          <draw:frame draw:style-name="gr5" draw:text-style-name="P3" draw:layer="layout" svg:width="3.415cm" svg:height="1.31cm" svg:x="12.555cm" svg:y="9.215cm">
            <draw:text-box>
              <text:p text:style-name="P2"><text:span text:style-name="T1">enemy=alive</text:span></text:p>
            </draw:text-box>
          </draw:frame>
          <draw:frame draw:style-name="gr5" draw:text-style-name="P2" draw:layer="layout" svg:width="3.175cm" svg:height="1.31cm" svg:x="9.89cm" svg:y="12.39cm">
            <draw:text-box>
              <text:p text:style-name="P2"><text:span text:style-name="T1">enemy=dead</text:span></text:p>
            </draw:text-box>
          </draw:frame>
          <draw:custom-shape draw:style-name="gr6" draw:text-style-name="P1" draw:layer="layout" svg:width="0.635cm" svg:height="0.635cm" svg:x="11.31cm" svg:y="3.87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2" draw:layer="layout" svg:width="1.905cm" svg:height="0.635cm" svg:x="22.543cm" svg:y="15.605cm">
            <text:p text:style-name="P2"><text:span text:style-name="T1">&lt;stat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0.635cm" svg:height="0.635cm" svg:x="21.59cm" svg:y="17.525cm">
              <text:p/>
  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  </draw:custom-shape>
            <draw:frame draw:style-name="gr7" draw:text-style-name="P2" draw:layer="layout" svg:width="2.54cm" svg:height="0.663cm" svg:x="22.86cm" svg:y="17.497cm">
              <draw:text-box>
                <text:p text:style-name="P2"><text:span text:style-name="T1">Initial State</text:span></text:p>
              </draw:text-box>
            </draw:frame>
          </draw:g>
          <draw:g>
            <draw:frame draw:style-name="gr7" draw:text-style-name="P2" draw:layer="layout" svg:width="3.715cm" svg:height="0.663cm" svg:x="22.59cm" svg:y="19.415cm">
              <draw:text-box>
                <text:p text:style-name="P2"><text:span text:style-name="T1">State Transition</text:span></text:p>
              </draw:text-box>
            </draw:frame>
            <draw:line draw:style-name="gr2" draw:text-style-name="P1" draw:layer="layout" svg:x1="20.685cm" svg:y1="19.746cm" svg:x2="22.59cm" svg:y2="19.746cm">
              <text:p/>
            </draw:line>
          </draw:g>
        </draw:g>
        <draw:frame draw:style-name="gr8" draw:layer="layout" svg:width="1.332cm" svg:height="0.78cm" svg:x="22.829cm" svg:y="14.335cm">
          <draw:text-box>
            <text:p>Key</text:p>
          </draw:text-box>
        </draw:frame>
        <draw:custom-shape draw:style-name="gr9" draw:text-style-name="P1" draw:layer="layout" svg:width="6.89cm" svg:height="6.35cm" svg:x="20.05cm" svg:y="14.335cm">
          <text:p/>
          <draw:enhanced-geometry svg:viewBox="0 0 21600 21600" draw:type="rectangle" draw:enhanced-path="M 0 0 L 21600 0 21600 21600 0 21600 0 0 Z N"/>
        </draw:custom-shape>
      </draw:page>
      <draw:page draw:name="Wave Defense 1" draw:style-name="dp1" draw:master-page-name="Default">
        <draw:g>
          <draw:custom-shape draw:style-name="gr1" draw:text-style-name="P1" xml:id="id7" draw:id="id7" draw:layer="layout" svg:width="2.54cm" svg:height="1.27cm" svg:x="11.16cm" svg:y="4.81cm">
            <text:p text:style-name="P1">Wave </text:p>
            <text:p text:style-name="P1">Ini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6" draw:id="id6" draw:layer="layout" svg:width="2.54cm" svg:height="1.27cm" svg:x="11.795cm" svg:y="7.985cm">
            <text:p text:style-name="P1">Phase 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8" draw:id="id8" draw:layer="layout" svg:width="2.54cm" svg:height="1.27cm" svg:x="11.795cm" svg:y="11.795cm">
            <text:p text:style-name="P1">Phase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9" draw:id="id9" draw:layer="layout" svg:width="2.54cm" svg:height="1.27cm" svg:x="11.795cm" svg:y="14.97cm">
            <text:p text:style-name="P1">Wave1</text:p>
            <text:p text:style-name="P1">E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13.065cm" svg:y1="9.255cm" svg:x2="13.065cm" svg:y2="9.255cm" draw:start-shape="id6" draw:start-glue-point="2" draw:end-shape="id6" draw:end-glue-point="2" svg:d="m13065 9255">
            <text:p/>
          </draw:connector>
          <draw:connector draw:style-name="gr3" draw:text-style-name="P1" draw:layer="layout" draw:type="curve" svg:x1="13.7cm" svg:y1="5.445cm" svg:x2="11.795cm" svg:y2="8.62cm" draw:start-shape="id7" draw:start-glue-point="1" draw:end-shape="id6" draw:end-glue-point="3" svg:d="m13700 5445c753 0 502 1588-952 1588s-1704 1587-953 1587">
            <text:p/>
          </draw:connector>
          <draw:connector draw:style-name="gr3" draw:text-style-name="P1" draw:layer="layout" draw:type="curve" svg:x1="14.335cm" svg:y1="8.62cm" svg:x2="14.335cm" svg:y2="12.43cm" draw:start-shape="id6" draw:start-glue-point="1" draw:end-shape="id8" svg:d="m14335 8620c753 0 753 3810 0 3810">
            <text:p/>
          </draw:connector>
          <draw:connector draw:style-name="gr3" draw:text-style-name="P1" draw:layer="layout" draw:type="curve" svg:x1="13.065cm" svg:y1="13.065cm" svg:x2="13.065cm" svg:y2="14.97cm" draw:start-shape="id8" draw:start-glue-point="2" draw:end-shape="id9" svg:d="m13065 13065v1905">
            <text:p/>
          </draw:connector>
          <draw:frame draw:style-name="gr4" draw:text-style-name="P2" draw:layer="layout" svg:width="2.631cm" svg:height="0.781cm" svg:x="10.525cm" svg:y="6.569cm">
            <draw:text-box>
              <text:p text:style-name="P2"><text:span text:style-name="T1">onStart()</text:span></text:p>
            </draw:text-box>
          </draw:frame>
          <draw:frame draw:style-name="gr10" draw:text-style-name="P2" draw:layer="layout" svg:width="3.175cm" svg:height="0.662cm" svg:x="10.525cm" svg:y="9.863cm">
            <draw:text-box>
              <text:p text:style-name="P2"><text:span text:style-name="T1">count&gt;=10</text:span></text:p>
            </draw:text-box>
          </draw:frame>
          <draw:frame draw:style-name="gr5" draw:text-style-name="P2" draw:layer="layout" svg:width="3.175cm" svg:height="1.31cm" svg:x="12.43cm" svg:y="13.66cm">
            <draw:text-box>
              <text:p text:style-name="P2"><text:span text:style-name="T1">count=0</text:span></text:p>
            </draw:text-box>
          </draw:frame>
          <draw:connector draw:style-name="gr3" draw:text-style-name="P1" draw:layer="layout" draw:type="curve" draw:line-skew="-0.581cm" svg:x1="13.065cm" svg:y1="11.795cm" svg:x2="11.795cm" svg:y2="12.43cm" draw:start-shape="id8" draw:start-glue-point="0" draw:end-shape="id8" draw:end-glue-point="3" svg:d="m13065 11795c0-1623-886-1352-1391-788s-630 1423 121 1423">
            <text:p/>
          </draw:connector>
          <draw:frame draw:style-name="gr4" draw:text-style-name="P2" draw:layer="layout" svg:width="2.462cm" svg:height="0.781cm" svg:x="14.563cm" svg:y="8.963cm">
            <draw:text-box>
              <text:p text:style-name="P2"><text:span text:style-name="T1">count=10</text:span></text:p>
            </draw:text-box>
          </draw:frame>
          <draw:custom-shape draw:style-name="gr6" draw:text-style-name="P1" draw:layer="layout" svg:width="0.635cm" svg:height="0.635cm" svg:x="10.961cm" svg:y="4.62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Wave Defense 2" draw:style-name="dp1" draw:master-page-name="Default">
        <draw:frame draw:style-name="gr4" draw:text-style-name="P2" draw:layer="layout" svg:width="3.097cm" svg:height="0.781cm" svg:x="6.08cm" svg:y="5.934cm">
          <draw:text-box>
            <text:p text:style-name="P2"><text:span text:style-name="T1">count&gt;=10</text:span></text:p>
          </draw:text-box>
        </draw:frame>
        <draw:custom-shape draw:style-name="gr1" draw:text-style-name="P1" xml:id="id11" draw:id="id11" draw:layer="layout" svg:width="2.54cm" svg:height="1.27cm" svg:x="6.836cm" svg:y="4.175cm">
          <text:p text:style-name="P1">Wave0 </text:p>
          <text:p text:style-name="P1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54cm" svg:height="1.27cm" svg:x="7.471cm" svg:y="7.35cm">
          <text:p text:style-name="P1">Phase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2.54cm" svg:height="1.27cm" svg:x="7.471cm" svg:y="11.16cm">
          <text:p text:style-name="P1">Phas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2.54cm" svg:height="1.27cm" svg:x="7.471cm" svg:y="14.335cm">
          <text:p text:style-name="P1">Wave1</text:p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741cm" svg:y1="8.62cm" svg:x2="8.741cm" svg:y2="8.62cm" draw:start-shape="id10" draw:start-glue-point="2" draw:end-shape="id10" draw:end-glue-point="2" svg:d="m8741 8620">
          <text:p/>
        </draw:connector>
        <draw:connector draw:style-name="gr3" draw:text-style-name="P1" draw:layer="layout" draw:type="curve" svg:x1="9.376cm" svg:y1="4.81cm" svg:x2="7.471cm" svg:y2="7.985cm" draw:start-shape="id11" draw:start-glue-point="1" draw:end-shape="id10" draw:end-glue-point="3" svg:d="m9376 4810c753 0 502 1588-952 1588s-1704 1587-953 1587">
          <text:p/>
        </draw:connector>
        <draw:connector draw:style-name="gr3" draw:text-style-name="P1" draw:layer="layout" draw:type="curve" svg:x1="10.011cm" svg:y1="7.985cm" svg:x2="10.011cm" svg:y2="11.795cm" draw:start-shape="id10" draw:start-glue-point="1" draw:end-shape="id12" svg:d="m10011 7985c753 0 753 3810 0 3810">
          <text:p/>
        </draw:connector>
        <draw:connector draw:style-name="gr3" draw:text-style-name="P1" draw:layer="layout" draw:type="curve" svg:x1="8.741cm" svg:y1="12.43cm" svg:x2="8.741cm" svg:y2="14.335cm" draw:start-shape="id12" draw:start-glue-point="2" draw:end-shape="id13" svg:d="m8741 12430v1905">
          <text:p/>
        </draw:connector>
        <draw:frame draw:style-name="gr5" draw:text-style-name="P2" draw:layer="layout" svg:width="3.175cm" svg:height="1.31cm" svg:x="8.106cm" svg:y="13.025cm">
          <draw:text-box>
            <text:p text:style-name="P2"><text:span text:style-name="T1">count=0</text:span></text:p>
          </draw:text-box>
        </draw:frame>
        <draw:connector draw:style-name="gr3" draw:text-style-name="P1" draw:layer="layout" draw:type="curve" draw:line-skew="-0.581cm" svg:x1="8.741cm" svg:y1="11.16cm" svg:x2="7.471cm" svg:y2="11.795cm" draw:start-shape="id12" draw:start-glue-point="0" draw:end-shape="id12" draw:end-glue-point="3" svg:d="m8741 11160c0-1623-886-1352-1391-788s-630 1423 121 1423">
          <text:p/>
        </draw:connector>
        <draw:frame draw:style-name="gr4" draw:text-style-name="P2" draw:layer="layout" svg:width="2.462cm" svg:height="0.781cm" svg:x="10.239cm" svg:y="8.328cm">
          <draw:text-box>
            <text:p text:style-name="P2"><text:span text:style-name="T1">count=10</text:span></text:p>
          </draw:text-box>
        </draw:frame>
        <draw:custom-shape draw:style-name="gr1" draw:text-style-name="P1" xml:id="id14" draw:id="id14" draw:layer="layout" svg:width="2.54cm" svg:height="1.27cm" svg:x="13.821cm" svg:y="14.335cm">
          <text:p text:style-name="P1">Wave1 </text:p>
          <text:p text:style-name="P1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011cm" svg:y1="14.97cm" svg:x2="13.821cm" svg:y2="14.97cm" draw:start-shape="id13" draw:start-glue-point="1" draw:end-shape="id14" draw:end-glue-point="3" svg:d="m10011 14970h3810">
          <text:p/>
        </draw:connector>
        <draw:frame draw:style-name="gr5" draw:text-style-name="P2" draw:layer="layout" svg:width="3.81cm" svg:height="1.31cm" svg:x="10.011cm" svg:y="14.93cm">
          <draw:text-box>
            <text:p text:style-name="P2"><text:span text:style-name="T1">Wave Delay</text:span></text:p>
            <text:p text:style-name="P2"><text:span text:style-name="T1">Timer.Fire()</text:span></text:p>
          </draw:text-box>
        </draw:frame>
        <draw:custom-shape draw:style-name="gr1" draw:text-style-name="P1" xml:id="id15" draw:id="id15" draw:layer="layout" svg:width="2.54cm" svg:height="1.27cm" svg:x="13.821cm" svg:y="11.16cm">
          <text:p text:style-name="P1">Phase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091cm" svg:y1="14.335cm" svg:x2="15.091cm" svg:y2="12.43cm" draw:start-shape="id14" draw:start-glue-point="0" draw:end-shape="id15" draw:end-glue-point="2" svg:d="m15091 14335v-1905">
          <text:p/>
        </draw:connector>
        <draw:frame draw:style-name="gr4" draw:text-style-name="P2" draw:layer="layout" svg:width="2.631cm" svg:height="0.781cm" svg:x="14.655cm" svg:y="13.065cm">
          <draw:text-box>
            <text:p text:style-name="P2"><text:span text:style-name="T1">onStart()</text:span></text:p>
          </draw:text-box>
        </draw:frame>
        <draw:custom-shape draw:style-name="gr1" draw:text-style-name="P1" xml:id="id16" draw:id="id16" draw:layer="layout" svg:width="2.54cm" svg:height="1.27cm" svg:x="13.821cm" svg:y="7.985cm">
          <text:p text:style-name="P1">Phas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091cm" svg:y1="11.16cm" svg:x2="13.821cm" svg:y2="8.62cm" draw:start-shape="id15" draw:start-glue-point="0" draw:end-shape="id16" draw:end-glue-point="3" svg:d="m15091 11160c0-1428-886-1190-1391-1468s-630-1072 121-1072">
          <text:p/>
        </draw:connector>
        <draw:frame draw:style-name="gr4" draw:text-style-name="P2" draw:layer="layout" svg:width="2.462cm" svg:height="0.781cm" svg:x="12.551cm" svg:y="9.89cm">
          <draw:text-box>
            <text:p text:style-name="P2"><text:span text:style-name="T1">count=20</text:span></text:p>
          </draw:text-box>
        </draw:frame>
        <draw:custom-shape draw:style-name="gr1" draw:text-style-name="P1" xml:id="id17" draw:id="id17" draw:layer="layout" svg:width="2.54cm" svg:height="1.27cm" svg:x="13.821cm" svg:y="4.81cm">
          <text:p text:style-name="P1">Phas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58cm 0.58cm" svg:x1="16.361cm" svg:y1="8.62cm" svg:x2="15.091cm" svg:y2="9.255cm" draw:start-shape="id16" draw:start-glue-point="1" draw:end-shape="id16" draw:end-glue-point="2" svg:d="m16361 8620c1623 0 1352 859 630 1423s-1900 835-1900-788">
          <text:p/>
        </draw:connector>
        <draw:frame draw:style-name="gr4" draw:text-style-name="P2" draw:layer="layout" svg:width="3.097cm" svg:height="0.781cm" svg:x="16.598cm" svg:y="9.81cm">
          <draw:text-box>
            <text:p text:style-name="P2"><text:span text:style-name="T1">count&gt;=10</text:span></text:p>
          </draw:text-box>
        </draw:frame>
        <draw:connector draw:style-name="gr2" draw:text-style-name="P1" draw:layer="layout" draw:type="curve" svg:x1="15.091cm" svg:y1="7.985cm" svg:x2="15.091cm" svg:y2="6.08cm" draw:start-shape="id16" draw:start-glue-point="0" draw:end-shape="id17" svg:d="m15091 7985v-1905">
          <text:p/>
        </draw:connector>
        <draw:frame draw:style-name="gr4" draw:text-style-name="P2" draw:layer="layout" svg:width="3.175cm" svg:height="0.781cm" svg:x="12.302cm" svg:y="6.715cm">
          <draw:text-box>
            <text:p text:style-name="P2"><text:span text:style-name="T1">count&lt;=10</text:span></text:p>
          </draw:text-box>
        </draw:frame>
        <draw:custom-shape draw:style-name="gr6" draw:text-style-name="P1" draw:layer="layout" svg:width="0.635cm" svg:height="0.635cm" svg:x="6.637cm" svg:y="3.9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2" draw:text-style-name="P1" draw:layer="layout" draw:type="curve" draw:line-skew="-0.581cm" svg:x1="13.821cm" svg:y1="5.445cm" svg:x2="15.091cm" svg:y2="4.81cm" draw:start-shape="id17" draw:start-glue-point="3" draw:end-shape="id17" svg:d="m13821 5445c-1623 0-1352-568-630-915s1900-471 1900 280">
          <text:p/>
        </draw:connector>
        <draw:frame draw:style-name="gr4" draw:text-style-name="P2" draw:layer="layout" svg:width="3.175cm" svg:height="0.781cm" svg:x="11.916cm" svg:y="3.54cm">
          <draw:text-box>
            <text:p text:style-name="P2"><text:span text:style-name="T1">count&gt;0</text:span></text:p>
          </draw:text-box>
        </draw:frame>
        <draw:connector draw:style-name="gr2" draw:text-style-name="P1" draw:layer="layout" draw:type="curve" svg:x1="16.361cm" svg:y1="5.445cm" svg:x2="18.901cm" svg:y2="5.445cm" draw:start-shape="id17" draw:start-glue-point="1" draw:end-shape="id18" draw:end-glue-point="3" svg:d="m16361 5445h2540">
          <text:p/>
        </draw:connector>
        <draw:custom-shape draw:style-name="gr1" draw:text-style-name="P1" xml:id="id18" draw:id="id18" draw:layer="layout" svg:width="2.54cm" svg:height="1.27cm" svg:x="18.901cm" svg:y="4.81cm">
          <text:p text:style-name="P1">Wave2 </text:p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175cm" svg:height="0.781cm" svg:x="15.888cm" svg:y="5.445cm">
          <draw:text-box>
            <text:p text:style-name="P2"><text:span text:style-name="T1">count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03T21:34:04.80</meta:creation-date>
    <dc:date>2012-11-03T22:15:53.41</dc:date>
    <meta:editing-duration>PT10M9S</meta:editing-duration>
    <meta:editing-cycles>1</meta:editing-cycles>
    <meta:document-statistic meta:object-count="69"/>
    <meta:generator>LibreOffice/3.3$Win32 LibreOffice_project/330m19$Build-401</meta:generator>
  </office:meta>
</office:document-meta>
</file>